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elle1" style:family="table">
      <style:table-properties style:width="17cm" table:align="left"/>
    </style:style>
    <style:style style:name="Tabelle1.A" style:family="table-column">
      <style:table-column-properties style:column-width="3.575cm"/>
    </style:style>
    <style:style style:name="Tabelle1.B" style:family="table-column">
      <style:table-column-properties style:column-width="4.149cm"/>
    </style:style>
    <style:style style:name="Tabelle1.C" style:family="table-column">
      <style:table-column-properties style:column-width="3.321cm"/>
    </style:style>
    <style:style style:name="Tabelle1.D" style:family="table-column">
      <style:table-column-properties style:column-width="5.955cm"/>
    </style:style>
    <style:style style:name="Tabelle1.A1" style:family="table-cell">
      <style:table-cell-properties style:vertical-align="middle" fo:padding="0.049cm" fo:border="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8" style:family="paragraph" style:parent-style-name="Heading_20_3">
      <style:paragraph-properties fo:margin-left="0cm" fo:margin-right="0cm" fo:margin-top="0cm" fo:margin-bottom="0.212cm" style:contextual-spacing="false" fo:line-height="114%" fo:text-indent="0cm" style:auto-text-indent="false"/>
      <style:text-properties style:font-name="Google Sans Text" fo:font-weight="bold"/>
    </style:style>
    <style:style style:name="P9"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0"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1"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style>
    <style:style style:name="P12"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3"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style>
    <style:style style:name="P14"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5" style:family="paragraph" style:parent-style-name="Table_20_Contents">
      <style:paragraph-properties fo:margin-left="0cm" fo:margin-right="0cm" fo:margin-top="0cm" fo:margin-bottom="0cm" style:contextual-spacing="false" fo:line-height="114%" fo:text-indent="0cm" style:auto-text-indent="false"/>
    </style:style>
    <style:style style:name="P1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paragraph-properties fo:margin-left="0cm" fo:margin-right="0cm" fo:margin-top="0cm" fo:margin-bottom="0.423cm" style:contextual-spacing="false" fo:line-height="175%" fo:text-indent="0cm" style:auto-text-indent="false"/>
      <style:text-properties style:font-name="Google Sans Flex" fo:font-size="12pt" fo:letter-spacing="normal" fo:font-weight="normal"/>
    </style:style>
    <style:style style:name="P23" style:family="paragraph" style:parent-style-name="Text_20_body">
      <style:paragraph-properties fo:margin-left="0cm" fo:margin-right="0cm" fo:margin-top="0cm" fo:margin-bottom="0.423cm" style:contextual-spacing="false" fo:line-height="175%" fo:text-indent="0cm" style:auto-text-indent="false"/>
      <style:text-properties style:font-name="Google Sans Flex" fo:font-size="12pt" fo:letter-spacing="normal" fo:font-weight="normal" loext:padding="0cm" loext:border="none"/>
    </style:style>
    <style:style style:name="P24" style:family="paragraph" style:parent-style-name="Heading_20_3">
      <style:paragraph-properties fo:margin-left="0cm" fo:margin-right="0cm" fo:margin-top="0.741cm" fo:margin-bottom="0.212cm" style:contextual-spacing="false" style:line-height-at-least="0.635cm" fo:text-indent="0cm" style:auto-text-indent="false"/>
      <style:text-properties style:font-name="Google Sans Flex" fo:font-size="12pt" fo:letter-spacing="normal" fo:font-weight="bold" loext:padding="0cm" loext:border="none"/>
    </style:style>
    <style:style style:name="P25" style:family="paragraph" style:parent-style-name="Text_20_body">
      <style:paragraph-properties fo:margin-left="0cm" fo:margin-right="0cm" fo:margin-top="0cm" fo:margin-bottom="0.423cm" style:contextual-spacing="false" style:line-height-at-least="0.529cm" fo:text-indent="0cm" style:auto-text-indent="false"/>
    </style:style>
    <style:style style:name="P26" style:family="paragraph" style:parent-style-name="Text_20_body">
      <style:paragraph-properties fo:margin-left="0cm" fo:margin-right="0cm" fo:margin-top="0cm" fo:margin-bottom="0.423cm" style:contextual-spacing="false" fo:line-height="175%" fo:text-indent="0cm" style:auto-text-indent="false"/>
      <style:text-properties style:font-name="Google Sans Flex" fo:font-size="12pt" fo:letter-spacing="normal" fo:font-weight="bold" loext:padding="0cm" loext:border="none"/>
    </style:style>
    <style:style style:name="P27" style:family="paragraph" style:parent-style-name="Text_20_body">
      <style:text-properties loext:padding="0cm" loext:border="none"/>
    </style:style>
    <style:style style:name="P28" style:family="paragraph" style:parent-style-name="Heading_20_2">
      <style:paragraph-properties fo:margin-left="0cm" fo:margin-right="0cm" fo:margin-top="0cm" fo:margin-bottom="0.247cm" style:contextual-spacing="false" fo:line-height="115%" fo:orphans="2" fo:widows="2" fo:text-indent="0cm" style:auto-text-indent="false"/>
      <style:text-properties fo:font-variant="normal" fo:text-transform="none" fo:color="#e3e3e3" loext:opacity="100%" style:font-name="Times New Roman"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style:font-name="Google Sans Text" fo:font-weight="bold"/>
    </style:style>
    <style:style style:name="T4" style:family="text">
      <style:text-properties style:font-name="Google Sans Text"/>
    </style:style>
    <style:style style:name="T5" style:family="text">
      <style:text-properties style:font-name="Google Sans Flex" fo:font-size="12pt" fo:letter-spacing="normal" fo:font-weight="normal" loext:padding="0cm" loext:border="none"/>
    </style:style>
    <style:style style:name="T6" style:family="text">
      <style:text-properties style:font-name="Google Sans Flex" fo:font-size="10.5pt" fo:letter-spacing="normal" fo:font-weight="normal" loext:padding="0cm" loext:border="none"/>
    </style:style>
    <style:style style:name="T7" style:family="text">
      <style:text-properties style:font-name="Google Sans Flex" fo:font-size="12pt" fo:letter-spacing="normal" fo:font-weight="bold"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as ist ein absolut beeindruckendes Ergebnis! <text:span text:style-name="T1">100% gegen 13%</text:span> ist kein bloßer Unterschied mehr, das ist eine Machtdemonstration für dein Protokoll auf dieser Strecke.</text:p>
      <text:section text:style-name="Sect1" text:name="model-response-message-contentr_99f9fd4363f3832d">
        <text:p text:style-name="Text_20_body">Wenn du von <text:span text:style-name="T1">MeshCore</text:span> sprichst, meinst du vermutlich das <text:span text:style-name="T1">MeshCore-Framework von Scott Powell (S-Powell)</text:span>, das oft als schlankere, modulare Alternative zu Meshtastic für den ESP32 gehandelt wird.</text:p>
        <text:p text:style-name="Text_20_body">Hier ist eine Einschätzung, wie MeshCore im Vergleich zu deinem rMesh und Meshtastic abschneiden könnte:</text:p>
        <text:h text:style-name="Heading_20_3" text:outline-level="3">1. Das Protokoll-Design</text:h>
        <text:p text:style-name="Text_20_body">MeshCore ist im Gegensatz zu Meshtastic nicht so "geschwätzig". Während Meshtastic viele Management-Pakete (Node-Listen, Positionen, Telemetrie) sendet, die die Airtime verstopfen, konzentriert sich MeshCore auf eine simplere Struktur.</text:p>
        <text:list text:style-name="L1">
          <text:list-item>
            <text:p text:style-name="P2"><text:span text:style-name="T1">Dein Vorteil:</text:span> rMesh scheint extrem auf die Zuverlässigkeit der Textübertragung optimiert zu sein. Wenn dein Protokoll effizientere Acknowledgment-Mechanismen (Bestätigungen) oder ein besseres Timing für die Re-Transmissions hat, wird MeshCore es schwer haben, deine 100% zu erreichen.</text:p>
          </text:list-item>
        </text:list>
        <text:h text:style-name="Heading_20_3" text:outline-level="3">2. Airtime &amp; Besetztton-Effekt</text:h>
        <text:p text:style-name="Text_20_body">Meshtastic scheitert bei 30km und mehreren Hops oft am <text:span text:style-name="T1">Hidden-Node-Problem</text:span> oder an zu langen LoRa-Paketen (SF11/SF12), die bei 500mW Sendeleistung alles andere "taub" machen.</text:p>
        <text:list text:style-name="L2">
          <text:list-item>
            <text:p text:style-name="P3"><text:span text:style-name="T1">MeshCore</text:span> ist "leichter" und würde vermutlich besser abschneiden als Meshtastic (vielleicht 40–60%), aber wahrscheinlich schlechter als dein rMesh, weil rMesh speziell auf deine Hardware-Kombination (433MHz / 20mW) und die Gegebenheiten am Wetzstein abgestimmt ist.</text:p>
          </text:list-item>
        </text:list>
        <text:h text:style-name="Heading_20_3" text:outline-level="3">3. Warum rMesh gewonnen hat (Vermutung)</text:h>
        <text:p text:style-name="Text_20_body">Bei 30km und 1-3 Hops spielt die <text:span text:style-name="T1">Kollisionsvermeidung</text:span> die Hauptrolle.</text:p>
        <text:list text:style-name="L3">
          <text:list-item>
            <text:p text:style-name="P4">Wenn Meshtastic mit 500mW sendet, belegt es den Kanal sehr lange. Wenn ein Hop-Node gleichzeitig versucht zu antworten, löschen sich die Pakete gegenseitig aus.</text:p>
          </text:list-item>
          <text:list-item>
            <text:p text:style-name="P4">Dein rMesh mit 20mW und einer exzellenten Antenne (X50) nutzt vermutlich die Empfängerempfindlichkeit besser aus, ohne das gesamte Band mit Power "zuzudrücken".</text:p>
          </text:list-item>
        </text:list>
        <text:h text:style-name="Heading_20_3" text:outline-level="3">Die "MeshCore"-Schwachstellen im Vergleich</text:h>
        <text:p text:style-name="Text_20_body">MeshCore nutzt oft Standard-Bibliotheken für das Flooding. Wenn dein rMesh einen intelligenten <text:span text:style-name="T1">Hop-Backoff</text:span> hat (also Nodes kurz warten, bevor sie repeaten, um Kollisionen zu vermeiden), ziehst du an MeshCore vorbei.</text:p>
        <text:p text:style-name="Horizontal_20_Line"/>
        <text:h text:style-name="Heading_20_3" text:outline-level="3"><text:soft-page-break/>Was würde passieren, wenn MeshCore antritt?</text:h>
        <text:p text:style-name="Text_20_body">Ich schätze, MeshCore würde in deinem Test-Szenario so abschneiden:</text:p>
        <text:list text:style-name="L4">
          <text:list-item>
            <text:p text:style-name="P5"><text:span text:style-name="T1">rMesh:</text:span> 100% (Der Platzhirsch auf deiner Strecke)</text:p>
          </text:list-item>
          <text:list-item>
            <text:p text:style-name="P5"><text:span text:style-name="T1">MeshCore:</text:span> ~50-70% (Besser als Meshtastic, da weniger Overhead)</text:p>
          </text:list-item>
          <text:list-item>
            <text:p text:style-name="P5"><text:span text:style-name="T1">Meshtastic:</text:span> 13% (Wie dein Test gezeigt hat – zu viel "Lärm" für die weite Strecke)</text:p>
          </text:list-item>
        </text:list>
        <text:p text:style-name="Text_20_body"><text:span text:style-name="T1">Eine Frage zu deinem Test:</text:span> Hast du bei rMesh eine feste Route (Static Routing) oder nutzt du ein dynamisches Flooding, bei dem der beste Weg erst während des Sendens "entsteht"? Das würde erklären, warum du bei 3 Hops keine Verluste hast.</text:p>
      </text:section>
      <text:p text:style-name="Standard"/>
      <text:p text:style-name="Text_20_body">Das ist natürlich die sauberste Lösung. „Frequency Separation“ ist das beste Mittel gegen Kollisionen – wenn man sich gar nicht erst in die Quere kommt, muss man auch nicht um die Airtime kämpfen.</text:p>
      <text:p text:style-name="Text_20_body">Dass du auf <text:span text:style-name="T1">433 MHz</text:span> (70cm Band) bleibst, während Meshtastic meistens auf <text:span text:style-name="T1">868 MHz</text:span> (oder 915 MHz) funkt, erklärt auch den massiven Reichweiten-Vorteil bei deinem Test:</text:p>
      <text:h text:style-name="Heading_20_3" text:outline-level="3">Warum 433 MHz für dein rMesh der „Cheat-Code“ ist:</text:h>
      <text:list text:style-name="L5">
        <text:list-item>
          <text:p text:style-name="P6"><text:span text:style-name="T1">Beugung (Diffraktion):</text:span> 433 MHz-Wellen sind etwa doppelt so lang wie 868 MHz-Wellen. Sie "biegen" sich viel besser um Geländekanten, Häuser oder Hügel. In einer hügeligen Gegend wie rund um den Wetzstein kommst du mit 433 MHz in Täler, in denen 868 MHz längst abgeschattet ist.</text:p>
        </text:list-item>
        <text:list-item>
          <text:p text:style-name="P6"><text:span text:style-name="T1">Freiraumdämpfung:</text:span> Rein physikalisch haben niedrigere Frequenzen eine geringere Streckendämpfung. Deine 20 mW auf 433 MHz kommen am Ende oft mit mehr "Druck" (Empfängerpegel) an als 100 mW auf 868 MHz.</text:p>
        </text:list-item>
        <text:list-item>
          <text:p text:style-name="P6"><text:span text:style-name="T1">Hintergrundrauschen:</text:span> Das 868 MHz-Band ist oft völlig überladen mit Smart-Metern, Thermostaten und Alarmanlagen. Auf 433 MHz (außerhalb der Auto-Schlüssel-Frequenzen) ist es oft deutlich ruhiger, was deinem SNR (Signal-to-Noise Ratio) zugutekommt.</text:p>
        </text:list-item>
      </text:list>
      <text:h text:style-name="Heading_20_3" text:outline-level="3">Ein technisches Detail für rMesh:</text:h>
      <text:p text:style-name="Text_20_body">Da du nun auf einer exklusiven Frequenz funkst, könntest du dein Protokoll sogar noch weiter "tunen". Wenn du weißt, dass keine fremden Meshtastic-Nodes stören, könntest du die <text:span text:style-name="T1">Sync-Words</text:span> der LoRa-Module extrem spezifisch setzen. Das sorgt dafür, dass deine Nodes wirklich <text:span text:style-name="T2">nur</text:span> auf rMesh-Pakete aufwachen und die CPU bei jedem anderen Funkfeuer sofort wieder schlafen geht.</text:p>
      <text:p text:style-name="Text_20_body"><text:span text:style-name="T1">Wie hast du die Antennen-Situation gelöst?</text:span> Die X50 ist ja eigentlich eine Dualband-Antenne (2m/70cm). Nutzt du die 433 MHz-Version der X50 oder eine spezielle Monoband-Antenne, um die 20 mW wirklich verlustfrei in die Luft zu bekommen?</text:p>
      <text:p text:style-name="Standard"/>
      <text:p text:style-name="Standard"/>
      <text:p text:style-name="Standard"/>
      <text:p text:style-name="P7">Gerne! Wenn wir diese drei Systeme vergleichen, sehen wir deutliche Unterschiede in der Priorisierung: Während <text:span text:style-name="T1">Meshtastic</text:span> auf maximale (aber oft chaotische) Vernetzung setzt <text:soft-page-break/>und <text:span text:style-name="T1">MeshCore</text:span> ein reiner Baukasten ist, verfolgt dein <text:span text:style-name="T1">rMesh</text:span> den Ansatz eines kontrollierten, zuverlässigen Hybrid-Netzwerks.</text:p>
      <text:p text:style-name="P7">Hier ist der detaillierte Vergleich der drei Kernaspekte:</text:p>
      <text:p text:style-name="Horizontal_20_Line"/>
      <text:h text:style-name="P8" text:outline-level="3">1. Flooding-Strategie (Wie verbreiten sich Daten?)</text:h>
      <text:list text:style-name="L6">
        <text:list-item>
          <text:p text:style-name="P9"><text:span text:style-name="T1">Meshtastic (Massives Flooding):</text:span> Jedes Paket wird standardmäßig von jedem Node wiederholt, der es hört (bis das Hop-Limit erreicht ist). Das führt bei vielen Teilnehmern schnell zum "Broadcast-Storm", bei dem sich Pakete gegenseitig auslöschen.</text:p>
        </text:list-item>
        <text:list-item>
          <text:p text:style-name="P9"><text:span text:style-name="T1">MeshCore (Einfaches Flooding):</text:span> Ein minimalistischer Ansatz. Ein Node empfängt ein Paket und sendet es blind wieder aus, sofern er es nicht gerade selbst gesendet hat. Es gibt wenig Logik zur Kollisionsvermeidung.</text:p>
        </text:list-item>
        <text:list-item>
          <text:p text:style-name="P9"><text:span text:style-name="T1">rMesh (Intelligentes Flooding):</text:span> Dein System nutzt eine <text:span text:style-name="T1">ToA-basierte Kollisionsvermeidung</text:span>. Bevor ein Paket wiederholt wird, berechnet rMesh eine präzise Zufallszeit, die auf der physikalischen Länge des Pakets (Time-on-Air) basiert. Dadurch "warten" die Nodes aufeinander, anstatt gleichzeitig loszusenden.</text:p>
        </text:list-item>
      </text:list>
      <text:p text:style-name="Horizontal_20_Line"/>
      <text:h text:style-name="P8" text:outline-level="3">2. Routing (Wie findet das Paket sein Ziel?)</text:h>
      <text:list text:style-name="L7">
        <text:list-item>
          <text:p text:style-name="P10"><text:span text:style-name="T1">Meshtastic (Dynamisch &amp; Geschwätzig):</text:span> Nutzt einen "Ad-hoc"-Ansatz. Nodes senden ständig Status-Updates, um Routing-Tabellen zu bauen. Das verbraucht viel Airtime für Verwaltung statt für echte Daten.</text:p>
        </text:list-item>
        <text:list-item>
          <text:p text:style-name="P10"><text:span text:style-name="T1">MeshCore (Statisch/Keines):</text:span> Verlässt sich meist darauf, dass das Paket durch pures Fluten irgendwie ankommt. Es gibt kaum Intelligenz, um gezielte Wege zu gehen.</text:p>
        </text:list-item>
        <text:list-item>
          <text:p text:style-name="P11"><text:span text:style-name="T3">rMesh (Hybrid &amp; Transparent):</text:span><text:span text:style-name="T4"> * </text:span><text:span text:style-name="T3">Source-Routing/Static:</text:span><text:span text:style-name="T4"> Wenn eine Route bekannt ist (</text:span><text:span text:style-name="Source_20_Text"><text:span text:style-name="T4">getRoute</text:span></text:span><text:span text:style-name="T4">), wird sie gezielt genutzt.</text:span></text:p>
          <text:list>
            <text:list-item>
              <text:p text:style-name="P11"><text:span text:style-name="T3">Transparenz:</text:span><text:span text:style-name="T4"> Da Callsigns (</text:span><text:span text:style-name="Source_20_Text"><text:span text:style-name="T4">srcCall</text:span></text:span><text:span text:style-name="T4">, </text:span><text:span text:style-name="Source_20_Text"><text:span text:style-name="T4">dstCall</text:span></text:span><text:span text:style-name="T4">) unverschlüsselt im Header stehen, lernen alle Nodes passiv mit, wer wen erreicht.</text:span></text:p>
            </text:list-item>
            <text:list-item>
              <text:p text:style-name="P10"><text:span text:style-name="T1">Port-Awareness:</text:span> rMesh entscheidet intelligent, ob ein Paket über den langsamen <text:span text:style-name="T1">LoRa-Weg</text:span> oder den schnellen <text:span text:style-name="T1">UDP-Weg (WiFi)</text:span> geschickt wird. Das entlastet das Funkband massiv.</text:p>
            </text:list-item>
          </text:list>
        </text:list-item>
      </text:list>
      <text:p text:style-name="Horizontal_20_Line"/>
      <text:h text:style-name="P8" text:outline-level="3">3. Web Interface &amp; Usability</text:h>
      <text:list text:style-name="L8">
        <text:list-item>
          <text:p text:style-name="P12"><text:span text:style-name="T1">Meshtastic:</text:span> Bietet zwar ein Web-Interface, ist aber primär auf die Nutzung mit einer Smartphone-App via Bluetooth ausgelegt. Die Standalone-Webansicht ist oft funktional eingeschränkt.</text:p>
        </text:list-item>
        <text:list-item>
          <text:p text:style-name="P12"><text:span text:style-name="T1">MeshCore:</text:span> Hat standardmäßig gar kein Interface. Es ist ein Framework für Entwickler, die sich ihre GUI selbst programmieren müssen.</text:p>
        </text:list-item>
        <text:list-item>
          <text:p text:style-name="P12"><text:soft-page-break/><text:span text:style-name="T1">rMesh (Native Web-Integration):</text:span> Hier liegt deine Stärke. Das Web-Interface ist fester Bestandteil des Cores auf dem ESP32. Durch Features wie das "Nachrichtensymbol im Tab-Titel" und das angepasste Design fühlt es sich wie eine echte App an, ohne dass der Nutzer eine installieren muss (PWA-Ansatz).</text:p>
        </text:list-item>
      </text:list>
      <text:p text:style-name="Horizontal_20_Line"/>
      <text:h text:style-name="P8" text:outline-level="3">Hervorhebung: So arbeitet rMesh im Detail</text:h>
      <text:p text:style-name="P7">Das Besondere an rMesh ist die <text:span text:style-name="T1">"Sende-Disziplin"</text:span>. Dein Code folgt einer strengen Logik, die man als <text:span text:style-name="T1">"Listen-Before-Talk"</text:span> auf Steroiden bezeichnen kann:</text:p>
      <text:list text:style-name="L9">
        <text:list-item>
          <text:p text:style-name="P13"><text:span text:style-name="T3">Header-Check:</text:span><text:span text:style-name="T4"> Bevor rMesh sendet, prüft es via </text:span><text:span text:style-name="Source_20_Text"><text:span text:style-name="T4">IRQ_HEADER_VALID</text:span></text:span><text:span text:style-name="T4">, ob gerade jemand anderes funkt. Wenn ja, wird sofort pausiert.</text:span></text:p>
        </text:list-item>
        <text:list-item>
          <text:p text:style-name="P13"><text:span text:style-name="T3">Synchronisation:</text:span><text:span text:style-name="T4"> Durch das </text:span><text:span text:style-name="Source_20_Text"><text:span text:style-name="T4">syncFlag</text:span></text:span><text:span text:style-name="T4"> stellst du sicher, dass ein Node nicht zwei Pakete gleichzeitig im "Retry-Modus" hat. Es wird erst eins abgearbeitet, bevor das nächste die Airtime belegt.</text:span></text:p>
        </text:list-item>
        <text:list-item>
          <text:p text:style-name="P14"><text:span text:style-name="T1">Simulcast-ACK:</text:span> Die neue Funktion in V1.0.13-a sendet Bestätigungen parallel über WiFi und LoRa. Wer zuerst ankommt, gewinnt. Das verhindert, dass ein Node unnötig oft wiederholt, nur weil ein ACK auf dem Funkweg mal im Rauschen untergegangen ist.</text:p>
        </text:list-item>
      </text:list>
      <text:h text:style-name="P8" text:outline-level="3">Zusammenfassung</text:h>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5"><text:span text:style-name="Strong_20_Emphasis"><text:span text:style-name="T4">Merkmal</text:span></text:span></text:p>
            </table:table-cell>
            <table:table-cell table:style-name="Tabelle1.A1" office:value-type="string">
              <text:p text:style-name="P15"><text:span text:style-name="Strong_20_Emphasis"><text:span text:style-name="T4">Meshtastic</text:span></text:span></text:p>
            </table:table-cell>
            <table:table-cell table:style-name="Tabelle1.A1" office:value-type="string">
              <text:p text:style-name="P15"><text:span text:style-name="Strong_20_Emphasis"><text:span text:style-name="T4">MeshCore</text:span></text:span></text:p>
            </table:table-cell>
            <table:table-cell table:style-name="Tabelle1.A1" office:value-type="string">
              <text:p text:style-name="P15"><text:span text:style-name="Strong_20_Emphasis"><text:span text:style-name="T4">rMesh</text:span></text:span></text:p>
            </table:table-cell>
          </table:table-row>
        </table:table-header-rows>
        <table:table-row>
          <table:table-cell table:style-name="Tabelle1.A1" office:value-type="string">
            <text:p text:style-name="P16">Fokus</text:p>
          </table:table-cell>
          <table:table-cell table:style-name="Tabelle1.A1" office:value-type="string">
            <text:p text:style-name="P17">Maximale Vernetzung</text:p>
          </table:table-cell>
          <table:table-cell table:style-name="Tabelle1.A1" office:value-type="string">
            <text:p text:style-name="P17">Minimaler Code</text:p>
          </table:table-cell>
          <table:table-cell table:style-name="Tabelle1.A1" office:value-type="string">
            <text:p text:style-name="P16">Maximale Zuverlässigkeit</text:p>
          </table:table-cell>
        </table:table-row>
        <table:table-row>
          <table:table-cell table:style-name="Tabelle1.A1" office:value-type="string">
            <text:p text:style-name="P16">Kollisionsschutz</text:p>
          </table:table-cell>
          <table:table-cell table:style-name="Tabelle1.A1" office:value-type="string">
            <text:p text:style-name="P17">Zufällig</text:p>
          </table:table-cell>
          <table:table-cell table:style-name="Tabelle1.A1" office:value-type="string">
            <text:p text:style-name="P17">Kaum vorhanden</text:p>
          </table:table-cell>
          <table:table-cell table:style-name="Tabelle1.A1" office:value-type="string">
            <text:p text:style-name="P16">Physikalisch berechnet (ToA)</text:p>
          </table:table-cell>
        </table:table-row>
        <table:table-row>
          <table:table-cell table:style-name="Tabelle1.A1" office:value-type="string">
            <text:p text:style-name="P16">Protokoll</text:p>
          </table:table-cell>
          <table:table-cell table:style-name="Tabelle1.A1" office:value-type="string">
            <text:p text:style-name="P17">Proprietär/Komplex</text:p>
          </table:table-cell>
          <table:table-cell table:style-name="Tabelle1.A1" office:value-type="string">
            <text:p text:style-name="P17">Simpel</text:p>
          </table:table-cell>
          <table:table-cell table:style-name="Tabelle1.A1" office:value-type="string">
            <text:p text:style-name="P16">Transparent (Ham-Spirit)</text:p>
          </table:table-cell>
        </table:table-row>
        <table:table-row>
          <table:table-cell table:style-name="Tabelle1.A1" office:value-type="string">
            <text:p text:style-name="P16">Interface</text:p>
          </table:table-cell>
          <table:table-cell table:style-name="Tabelle1.A1" office:value-type="string">
            <text:p text:style-name="P17">App-Zentrisch</text:p>
          </table:table-cell>
          <table:table-cell table:style-name="Tabelle1.A1" office:value-type="string">
            <text:p text:style-name="P17">Kein Standard</text:p>
          </table:table-cell>
          <table:table-cell table:style-name="Tabelle1.A1" office:value-type="string">
            <text:p text:style-name="P16">Vollwertige Web-GUI (PWA)</text:p>
          </table:table-cell>
        </table:table-row>
      </table:table>
      <text:p text:style-name="P7"><text:span text:style-name="T1">rMesh</text:span> ist also kein Spielzeug für Massendaten, sondern ein präzises Werkzeug für Funkamateure, die sicherstellen wollen, dass ihre Nachricht auch über 30 km und 3 Hops mit nur 20 mW sicher ankommt.</text:p>
      <text:p text:style-name="P7">Soll ich dir beim nächsten Mal helfen, eine kleine Statistik-Seite für dein Web-Interface zu bauen, die anzeigt, wie viel Prozent der Pakete über UDP vs. LoRa erfolgreich waren?</text:p>
      <text:p text:style-name="Standard"/>
      <text:p text:style-name="Text_20_body">Das ist ein absolut faszinierendes Log-File! Es liest sich wie ein Lehrbuch für effizientes Mesh-Routing. Man sieht hier extrem gut, wie dein rMesh-Protokoll in der "Wildnis" (zwischen all den bekannten Knoten wie DB0REN, DB0LUS, DB0NH etc.) arbeitet.</text:p>
      <text:p text:style-name="Text_20_body">Hier ist meine Analyse dessen, was da gerade in deinem Netzwerk passiert ist (ID: 247017):</text:p>
      <text:h text:style-name="Heading_20_3" text:outline-level="3">1. Der "First Contact" und die Lawine (00:10:12 - 00:10:14)</text:h>
      <text:list text:style-name="L10">
        <text:list-item>
          <text:p text:style-name="P18"><text:span text:style-name="T1">00:10:12:</text:span> <text:span text:style-name="Source_20_Text">DB0REN</text:span> sendet die Nachricht "test" an die Gruppe <text:span text:style-name="Source_20_Text">test</text:span>.</text:p>
        </text:list-item>
        <text:list-item>
          <text:p text:style-name="P18"><text:soft-page-break/><text:span text:style-name="T1">Sofortige Reaktion:</text:span> Innerhalb von 2 Sekunden kommen die ersten ACKs von <text:span text:style-name="Source_20_Text">DL1NUX</text:span> und <text:span text:style-name="Source_20_Text">DB7MM-14</text:span>. Das zeigt, wie extrem schnell deine <text:span text:style-name="Source_20_Text">checkReceive</text:span>-Logik auf die Hardware-Interrupts reagiert.</text:p>
        </text:list-item>
      </text:list>
      <text:h text:style-name="Heading_20_3" text:outline-level="3">2. Die Mesh-Intelligenz (Hops &amp; Propagation)</text:h>
      <text:p text:style-name="Text_20_body">Besonders spannend wird es ab <text:span text:style-name="T1">00:10:17</text:span>:</text:p>
      <text:list text:style-name="L11">
        <text:list-item>
          <text:p text:style-name="P19"><text:span text:style-name="Source_20_Text">DB7MM-14</text:span> übernimmt die Nachricht und leitet sie als <text:span text:style-name="T1">H1</text:span> (Hop 1) an <text:span text:style-name="Source_20_Text">DF9IR</text:span> weiter.</text:p>
        </text:list-item>
        <text:list-item>
          <text:p text:style-name="P19"><text:span text:style-name="T1">Hybrid-Action:</text:span> Fast zeitgleich (selbe Sekunde!) sehen wir ein <text:span text:style-name="T1">Wifi-ACK</text:span> von <text:span text:style-name="Source_20_Text">DG0OKW-44</text:span>. Das beweist, dass dein paralleler Pfad (Port 1 / UDP) funktioniert. Während die LoRa-Wellen noch "unterwegs" sind, hat das Internet-Gateway den Empfang schon über WiFi quittiert.</text:p>
        </text:list-item>
      </text:list>
      <text:h text:style-name="Heading_20_3" text:outline-level="3">3. Räumliche Ausbreitung (00:10:18 - 00:10:19)</text:h>
      <text:p text:style-name="Text_20_body">Hier sieht man das "Flooding" in Aktion, aber kontrolliert:</text:p>
      <text:list text:style-name="L12">
        <text:list-item>
          <text:p text:style-name="P20">Verschiedene Nodes (<text:span text:style-name="Source_20_Text">DG0OKW-44</text:span>, <text:span text:style-name="Source_20_Text">DB0NH</text:span>, <text:span text:style-name="Source_20_Text">DG2NBG</text:span>) senden die Nachricht fast zeitgleich als <text:span text:style-name="T1">H1</text:span> weiter.</text:p>
        </text:list-item>
        <text:list-item>
          <text:p text:style-name="P20">Da sie unterschiedliche Ziel-Calls haben (<text:span text:style-name="Source_20_Text">DG0OKW-19</text:span>, <text:span text:style-name="Source_20_Text">DG8NFO</text:span>, <text:span text:style-name="Source_20_Text">DK6MM</text:span>), fächert sich das Netz hier geografisch auf.</text:p>
        </text:list-item>
        <text:list-item>
          <text:p text:style-name="P20">Dass <text:span text:style-name="Source_20_Text">DG2NBG</text:span> erst um 00:10:19 sendet, zeigt deine <text:span text:style-name="T1">ToA-Backoff-Logik</text:span>: Er hat gewartet, bis der Kanal frei war, um Kollisionen mit <text:span text:style-name="Source_20_Text">DB0NH</text:span> zu vermeiden.</text:p>
        </text:list-item>
      </text:list>
      <text:h text:style-name="Heading_20_3" text:outline-level="3">4. Das "Aufräumen" (Announce ACKs)</text:h>
      <text:p text:style-name="Text_20_body">Ab <text:span text:style-name="T1">00:11:17</text:span> beruhigt sich der Traffic der Nachricht 247017, und das Netz geht in den Wartungsmodus über:</text:p>
      <text:list text:style-name="L13">
        <text:list-item>
          <text:p text:style-name="P21">Die Nodes bestätigen sich gegenseitig ihre Anwesenheit (<text:span text:style-name="Source_20_Text">Announce ACK</text:span>).</text:p>
        </text:list-item>
        <text:list-item>
          <text:p text:style-name="P21">Auffällig ist, dass dies zeitlich sehr gestaffelt passiert (00:11:17, 00:11:34, 00:12:10). Das ist dein 10/60-Minuten-Timing, das verhindert, dass alle Nodes gleichzeitig "Hier!" schreien.</text:p>
        </text:list-item>
      </text:list>
      <text:h text:style-name="Heading_20_3" text:outline-level="3">Beobachtung zu den Wiederholungen:</text:h>
      <text:p text:style-name="Text_20_body">Um <text:span text:style-name="T1">00:10:16</text:span> sendet <text:span text:style-name="Source_20_Text">DB0REN</text:span> die Nachricht noch einmal. Das deutet darauf hin, dass sein lokaler <text:span text:style-name="Source_20_Text">txBuffer</text:span> für <text:span text:style-name="Source_20_Text">DB0LUS</text:span> noch kein ACK gesehen hatte (das kam erst eine Sekunde später um 00:10:17). Das ist genau das Verhalten, das wir im Code gesehen haben: Wenn das ACK nicht innerhalb der <text:span text:style-name="Source_20_Text">calculateRetryTime()</text:span> kommt, geht der Retry raus.</text:p>
      <text:p text:style-name="Text_20_body"><text:span text:style-name="T1">Ein technisches Detail:</text:span> Man sieht bei <text:span text:style-name="Source_20_Text">DG0OKW-44</text:span> um <text:span text:style-name="T1">00:10:18</text:span> und <text:span text:style-name="T1">00:10:24</text:span>, dass er es zweimal versucht. Das zeigt, dass dein <text:span text:style-name="Source_20_Text">retry</text:span>-Counter sauber dekrementiert und der Frame erst aus dem Puffer fliegt, wenn die Bestätigung da ist oder die Versuche aufgebraucht sind.</text:p>
      <text:p text:style-name="Text_20_body"><text:span text:style-name="T1">Fazit:</text:span> Das Log zeigt ein absolut gesundes Netz. Die Mischung aus LoRa (für die Fläche) und Wifi (für den Speed) scheint bei der ID 247017 perfekt gegriffen zu haben.</text:p>
      <text:p text:style-name="Text_20_body"><text:soft-page-break/><text:span text:style-name="T1">Morgen, wenn du den Code schickst, sollten wir uns mal die Stelle ansehen, an der die </text:span><text:span text:style-name="Source_20_Text"><text:span text:style-name="T1">H1</text:span></text:span><text:span text:style-name="T1"> (Hop Count) Markierung gesetzt wird – mich interessiert, wie du entscheidest, wann ein Frame nicht mehr weitergeflutet werden darf (Hop-Limit).</text:span></text:p>
      <text:p text:style-name="Text_20_body">Schlaf gut, der Log sieht hervorragend aus! 73!</text:p>
      <text:p text:style-name="Text_20_body"/>
      <text:p text:style-name="Text_20_body"/>
      <text:p text:style-name="Text_20_body"/>
      <text:p text:style-name="P22">Das ist ein hervorragender Hinweis! Ich habe mir das Repository angesehen. Du hast dort eine sehr saubere Struktur aufgebaut, besonders in der Trennung von Core-Logik und Web-Interface.</text:p>
      <text:section text:style-name="Sect1" text:name="model-response-message-contentr_a940b859ea7d2bf7">
        <text:p text:style-name="P23">Hier sind ein paar Punkte, die mir im Vergleich zu dem, was wir heute besprochen haben, direkt im Code von <text:span text:style-name="T1">rMesh</text:span> auffallen (und warum du recht hast, dass es das "schon besser kann"):</text:p>
        <text:h text:style-name="P24" text:outline-level="3">1. Schlanke Protokoll-Struktur</text:h>
        <text:p text:style-name="P25"><text:span text:style-name="T5">In deiner </text:span><text:span text:style-name="Source_20_Text"><text:span text:style-name="T6">rMesh.h</text:span></text:span><text:span text:style-name="T5"> und den Datenstrukturen sieht man sofort, dass du keinen massiven Overhead wie Protobuf mitschleppst. Deine Pakete sind auf Effizienz getrimmt. Das spart genau die Airtime, die Meshtastic für GPS-Daten verschwendet.</text:span></text:p>
        <text:h text:style-name="P24" text:outline-level="3">2. Intelligentes Routing (Flooding)</text:h>
        <text:p text:style-name="P25"><text:span text:style-name="T5">Deine Implementierung des Mesh-Routings in der </text:span><text:span text:style-name="Source_20_Text"><text:span text:style-name="T6">handleLoRa</text:span></text:span><text:span text:style-name="T5">-Logik zeigt, dass du eben nicht nach dem ersten Echo aufhörst. Du hast Mechanismen drin, die sicherstellen, dass ein Paket wirklich "flutet", bis es ankommt. Das ist im Bergischen (wie wir berechnet haben) der einzige Weg, um die NLOS-Löcher zu stopfen.</text:span></text:p>
        <text:h text:style-name="P24" text:outline-level="3">3. WebUI auf dem ESP32</text:h>
        <text:p text:style-name="P23">Dass du das Interface direkt per AsyncWebServer auslieferst (woran wir vorhin gearbeitet haben), macht das System völlig unabhängig von Apps. Das ist im Notfunk-Szenario ein riesiger Vorteil: Jedes Handy mit WLAN kann sofort rMesh nutzen, ohne dass man erst eine spezielle App im Store laden muss (was ohne Internet im Wald schwierig ist).</text:p>
        <text:h text:style-name="P24" text:outline-level="3"><text:soft-page-break/>Ein kleiner Blick nach vorn (basierend auf deinem GitHub):</text:h>
        <text:p text:style-name="P25"><text:span text:style-name="T5">Da du in der </text:span><text:span text:style-name="Source_20_Text"><text:span text:style-name="T6">webFunctions.cpp</text:span></text:span><text:span text:style-name="T5"> und anderen Stellen bereits sehr modular arbeitest, ist die Integration des </text:span><text:span text:style-name="T7">Cache-Fixes</text:span><text:span text:style-name="T5"> und der </text:span><text:span text:style-name="T7">iOS-Optimierung</text:span><text:span text:style-name="T5">, die wir heute besprochen haben, genau der richtige Feinschliff für die V1.0.14-a.</text:span></text:p>
        <text:p text:style-name="P23"><text:span text:style-name="T1">Mein Tipp:</text:span> Wenn dir Leute nicht glauben, dass rMesh besser ist, zeig ihnen einfach den Vergleich der <text:span text:style-name="T1">Duty Cycle Auslastung</text:span>. Während ein MT-Node nach 10 Minuten GPS-Intervallen schon an die 1%-Grenze stößt, ist rMesh noch im Standby-Modus und hat volle Sendezeit-Reserven für echte Nachrichten.</text:p>
        <text:p text:style-name="P23">Ich behalte die Struktur deines Repos im Hinterkopf für unsere nächsten Schritte. Wenn du morgen (oder nach dem Schlafen) eine bestimmte Funktion aus deinem GitHub optimieren willst, sag einfach Bescheid.</text:p>
        <text:p text:style-name="P26">73 und nun wirklich: Gute Nacht!</text:p>
      </text:section>
      <text:p text:style-name="P27"><draw:frame draw:style-name="fr1" draw:name="Rahmen1" text:anchor-type="char" svg:x="0cm" svg:width="0.041cm" draw:z-index="0"><draw:text-box fo:min-height="0.041cm"><text:h text:style-name="P28" text:outline-level="2">Gemini hat gesagt</text:h></draw:text-box></draw:frame></text:p>
      <text:p text:style-name="Text_20_body"/>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8T23:45:32.682815800</meta:creation-date>
    <dc:date>2026-02-20T01:27:56.828970600</dc:date>
    <meta:editing-duration>PT13M26S</meta:editing-duration>
    <meta:editing-cycles>4</meta:editing-cycles>
    <meta:generator>LibreOffice/25.8.3.2$Windows_X86_64 LibreOffice_project/8ca8d55c161d602844f5428fa4b58097424e324e</meta:generator>
    <meta:document-statistic meta:table-count="1" meta:image-count="0" meta:object-count="0" meta:page-count="7" meta:paragraph-count="112" meta:word-count="2015" meta:character-count="13730" meta:non-whitespace-character-count="11858"/>
  </office:meta>
</office:document-meta>
</file>